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2c8b0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paragraph-rsid="002c8b0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paragraph-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rsid="003a50b9" officeooo:paragraph-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solid" style:text-underline-width="auto" style:text-underline-color="font-color" fo:font-weight="bold" officeooo:paragraph-rsid="002c8b09" style:font-size-asian="12pt" style:font-style-asian="normal" style:font-weight-asian="bold" style:font-name-complex="Arial" style:font-size-complex="12pt" style:font-style-complex="normal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3a50b9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8000" style:font-name="Arial" fo:font-size="12pt" fo:font-style="normal" style:text-underline-style="none" fo:font-weight="bold" officeooo:rsid="00162755" officeooo:paragraph-rsid="002c8b09" style:font-size-asian="12pt" style:font-style-asian="normal" style:font-weight-asian="bold" style:font-name-complex="Arial" style:font-size-complex="12pt" style:font-style-complex="normal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8000" style:font-name="Arial" fo:font-size="12pt" fo:font-style="normal" style:text-underline-style="none" fo:font-weight="bold" officeooo:rsid="00162755" officeooo:paragraph-rsid="003a50b9" style:font-size-asian="12pt" style:font-style-asian="normal" style:font-weight-asian="bold" style:font-name-complex="Arial" style:font-size-complex="12pt" style:font-style-complex="normal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8000" style:font-name="Arial" fo:font-size="12pt" fo:font-style="normal" style:text-underline-style="none" fo:font-weight="normal" officeooo:rsid="00162755" officeooo:paragraph-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3" style:family="paragraph" style:parent-style-name="Standard">
      <style:text-properties style:font-name="Arial" officeooo:paragraph-rsid="002c8b09"/>
    </style:style>
    <style:style style:name="P14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e1f9" officeooo:paragraph-rsid="001fa553" style:font-size-asian="12pt" style:font-style-asian="normal" style:font-weight-asian="bold" style:font-name-complex="Arial" style:font-size-complex="12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officeooo:paragraph-rsid="002c8b09"/>
    </style:style>
    <style:style style:name="P16" style:family="paragraph" style:parent-style-name="Standard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8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Arial" fo:font-size="10.5pt" fo:font-style="normal" style:text-underline-style="none" fo:font-weight="normal" officeooo:paragraph-rsid="002c8b09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9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2c8b0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0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2c8b0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22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paragraph-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rsid="003a50b9" officeooo:paragraph-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" style:family="paragraph" style:parent-style-name="Standard" style:list-style-name="L1">
      <style:paragraph-properties fo:text-align="justify" style:justify-single-word="false"/>
      <style:text-properties officeooo:paragraph-rsid="002c8b09"/>
    </style:style>
    <style:style style:name="P25" style:family="paragraph" style:parent-style-name="Standard" style:list-style-name="L1">
      <style:paragraph-properties fo:text-align="justify" style:justify-single-word="false"/>
      <style:text-properties style:font-name="Arial" fo:font-size="12pt" fo:font-style="normal" style:text-underline-style="none" fo:font-weight="normal" officeooo:rsid="002c8b09" officeooo:paragraph-rsid="002c8b0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Arial" fo:font-size="12pt" fo:font-style="normal" style:text-underline-style="none" fo:font-weight="normal" officeooo:rsid="0030b1a2" officeooo:paragraph-rsid="0030b1a2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7" style:family="paragraph" style:parent-style-name="Standard" style:list-style-name="L2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2c8b0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8" style:family="paragraph" style:parent-style-name="Standard" style:list-style-name="L4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2c8b0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9" style:family="paragraph" style:parent-style-name="Standard" style:list-style-name="L5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0" style:family="paragraph" style:parent-style-name="Standard" style:list-style-name="L2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rsid="002d83e5" officeooo:paragraph-rsid="002d83e5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1" style:family="paragraph" style:parent-style-name="Standard" style:list-style-name="L2">
      <style:paragraph-properties fo:text-align="justify" style:justify-single-word="false" style:snap-to-layout-grid="false"/>
      <style:text-properties fo:color="#0000ff" style:font-name="Arial" fo:font-size="12pt" officeooo:paragraph-rsid="002c8b09" style:font-size-asian="12pt" style:font-size-complex="12pt"/>
    </style:style>
    <style:style style:name="P32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3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be1f9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374992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6" style:family="text">
      <style:text-properties style:font-name="Arial"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style:font-name="Arial" fo:font-size="12pt" fo:font-style="normal" style:text-underline-style="none" fo:font-weight="normal" officeooo:rsid="002c8b0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8" style:family="text">
      <style:text-properties style:font-name="Arial" fo:font-size="12pt" fo:font-style="normal" style:text-underline-style="none" fo:font-weight="normal" officeooo:rsid="001575b4" style:font-size-asian="12pt" style:font-style-asian="normal" style:font-weight-asian="normal" style:font-name-complex="Arial" style:font-size-complex="12pt" style:font-style-complex="normal" style:font-weight-complex="normal"/>
    </style:style>
    <style:style style:name="T9" style:family="text">
      <style:text-properties style:font-name="Arial" fo:font-size="12pt" fo:font-style="normal" style:text-underline-style="none" fo:font-weight="normal" officeooo: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0" style:family="text">
      <style:text-properties style:font-name="Arial" fo:font-size="12pt" fo:font-style="normal" style:text-underline-style="solid" style:text-underline-width="auto" style:text-underline-color="font-color" fo:font-weight="bold" officeooo:rsid="001575b4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officeooo:rsid="002be1f9"/>
    </style:style>
    <style:style style:name="T12" style:family="text">
      <style:text-properties officeooo:rsid="001575b4"/>
    </style:style>
    <style:style style:name="T13" style:family="text">
      <style:text-properties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4" style:family="text">
      <style:text-properties fo:font-style="normal" style:text-underline-style="none" fo:font-weight="normal" officeooo:rsid="00162755" style:font-style-asian="normal" style:font-weight-asian="normal" style:font-name-complex="Arial" style:font-style-complex="normal" style:font-weight-complex="normal"/>
    </style:style>
    <style:style style:name="T15" style:family="text">
      <style:text-properties officeooo:rsid="00162755"/>
    </style:style>
    <style:style style:name="T16" style:family="text">
      <style:text-properties officeooo:rsid="002c8b09"/>
    </style:style>
    <style:style style:name="T17" style:family="text">
      <style:text-properties fo:color="#008000" style:font-name="Arial" fo:font-size="12pt" fo:font-style="normal" style:text-underline-style="none" fo:font-weight="bold" officeooo:rsid="001575b4" style:font-size-asian="12pt" style:font-style-asian="normal" style:font-weight-asian="bold" style:font-name-complex="Arial" style:font-size-complex="12pt" style:font-style-complex="normal" style:font-weight-complex="bold"/>
    </style:style>
    <style:style style:name="T18" style:family="text">
      <style:text-properties fo:color="#008000" style:font-name="Arial" fo:font-size="12pt" fo:font-style="normal" style:text-underline-style="none" fo:font-weight="bold" officeooo:rsid="002c8b09" style:font-size-asian="12pt" style:font-style-asian="normal" style:font-weight-asian="bold" style:font-name-complex="Arial" style:font-size-complex="12pt" style:font-style-complex="normal" style:font-weight-complex="bold"/>
    </style:style>
    <style:style style:name="T19" style:family="text">
      <style:text-properties officeooo:rsid="0039076e"/>
    </style:style>
    <style:style style:name="T20" style:family="text">
      <style:text-properties officeooo:rsid="003a50b9"/>
    </style:style>
    <style:style style:name="T21" style:family="text">
      <style:text-properties fo:font-weight="bold" officeooo:rsid="003a50b9" style:font-weight-asian="bold" style:font-weight-complex="bold"/>
    </style:style>
    <style:style style:name="T22" style:family="text">
      <style:text-properties fo:font-size="12pt" fo:font-style="normal" style:text-underline-style="none" fo:font-weight="normal" officeooo: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3" style:family="text">
      <style:text-properties fo:font-size="12pt" fo:font-style="normal" style:text-underline-style="none" fo:font-weight="bold" officeooo:rsid="003a50b9" style:font-size-asian="12pt" style:font-style-asian="normal" style:font-weight-asian="bold" style:font-name-complex="Arial" style:font-size-complex="12pt" style:font-style-complex="normal" style:font-weight-complex="bold"/>
    </style:style>
    <style:style style:name="T24" style:family="text">
      <style:text-properties officeooo:rsid="003d63c2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RDE. IES Haría</text:p>
      <text:p text:style-name="P17">UT2. <text:span text:style-name="T19">Recuperación. Prueba teórico-práctica 2/2</text:span></text:p>
      <text:h text:style-name="P33" text:outline-level="1"><text:span text:style-name="T11">Sistemas</text:span> de cableado estructurado</text:h>
      <text:p text:style-name="P11"/>
      <text:p text:style-name="P14">Realiza los siguientes ejercicios</text:p>
      <text:p text:style-name="P12"/>
      <text:p text:style-name="P15"><text:span text:style-name="T17">Ejercicio 2. </text:span><text:span text:style-name="T18">Dimensionado de un distribuidor</text:span></text:p>
      <text:p text:style-name="P18"/>
      <text:p text:style-name="P19"/>
      <text:p text:style-name="P3">Queremos diseñar un <text:span text:style-name="T12">repartidor de planta</text:span> <text:span text:style-name="T12">(FD)</text:span> con los siguientes requisitos:</text:p>
      <text:p text:style-name="P19"/>
      <text:list xml:id="list3310526172793055616" text:style-name="L1">
        <text:list-item>
          <text:p text:style-name="P24"><text:span text:style-name="T7">E</text:span><text:span text:style-name="T6">stá previsto que aloje una sala con </text:span><text:span text:style-name="T9">540</text:span><text:span text:style-name="T6"> usuarios</text:span></text:p>
        </text:list-item>
        <text:list-item>
          <text:p text:style-name="P24"><text:span text:style-name="T7">Hay </text:span><text:span text:style-name="T9">1</text:span><text:span text:style-name="T7">5</text:span><text:span text:style-name="T6"> despachos individuales.</text:span></text:p>
        </text:list-item>
        <text:list-item>
          <text:p text:style-name="P25">Contiene <text:span text:style-name="T20">3 </text:span>sala<text:span text:style-name="T24">s</text:span> de reuniones</text:p>
        </text:list-item>
        <text:list-item>
          <text:p text:style-name="P26">Los armarios tienen capacidad de 42U</text:p>
        </text:list-item>
      </text:list>
      <text:p text:style-name="P20"/>
      <text:p text:style-name="P2"><text:span text:style-name="T20">Insertar los </text:span><text:span text:style-name="T21">cálculos</text:span><text:span text:style-name="T20"> y el resultado</text:span>:</text:p>
      <text:p text:style-name="P13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list xml:id="list6932021423148969779" text:style-name="L2">
              <text:list-item>
                <text:p text:style-name="P27">El número de <text:span text:style-name="T16">conectores</text:span> de red: </text:p>
              </text:list-item>
              <text:list-item>
                <text:p text:style-name="P30">El número de unidades de armario necesarios (U):</text:p>
              </text:list-item>
              <text:list-item>
                <text:p text:style-name="P31"><text:span text:style-name="T13">El número de armarios. </text:span><text:span text:style-name="T14">Necesarios : </text:span></text:p>
              </text:list-item>
            </text:list>
          </table:table-cell>
        </table:table-row>
      </table:table>
      <text:p text:style-name="P6"/>
      <text:p text:style-name="P8">Ejercicio 3. <text:span text:style-name="T16">Cantidad de cables en canalización</text:span></text:p>
      <text:p text:style-name="P1"/>
      <text:list xml:id="list3963781868478570889" text:style-name="L3">
        <text:list-header>
          <text:p text:style-name="P22">¿Cuántos cables <text:span text:style-name="T15">de datos</text:span> deben meterse como máximo en los siguientes tipos de canaleta cumpliendo las recomendaciones incluidas en la normativa? </text:p>
        </text:list-header>
      </text:list>
      <text:p text:style-name="P4"/>
      <text:p text:style-name="P4"><text:span text:style-name="T20">Insertar los </text:span><text:span text:style-name="T21">cálculos</text:span><text:span text:style-name="T20"> y el resultado:</text:span></text:p>
      <text:p text:style-name="P1"/>
      <text:p text:style-name="P13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list xml:id="list6565304514369562025" text:style-name="L4">
              <text:list-item>
                <text:p text:style-name="P28"><text:span text:style-name="T16">12</text:span>0x<text:span text:style-name="T16">50</text:span>mm : </text:p>
              </text:list-item>
              <text:list-item>
                <text:p text:style-name="P28"><text:span text:style-name="T16">135</text:span>x<text:span text:style-name="T20">55</text:span>mm : </text:p>
              </text:list-item>
            </text:list>
          </table:table-cell>
        </table:table-row>
      </table:table>
      <text:p text:style-name="P1"><text:span text:style-name="Source_20_Text"><text:span text:style-name="T10"/></text:span></text:p>
      <text:p text:style-name="P9">Ejercicio <text:span text:style-name="T20">4</text:span>. <text:span text:style-name="T16">Cantidad de cables en canalización</text:span></text:p>
      <text:p text:style-name="P9"/>
      <text:list xml:id="list132434826952316" text:continue-list="list3963781868478570889" text:style-name="L3">
        <text:list-header>
          <text:p text:style-name="P23">Un fabricante provee canaletas en tres medidas: 80x55, 120x55 y 140x70. Qué tipo de canaleta elegiremos si en nuestra instalación horizontal irán como máximo 75 cables.</text:p>
        </text:list-header>
      </text:list>
      <text:p text:style-name="P5"/>
      <text:p text:style-name="P7"><text:span text:style-name="T22">Insertar los </text:span><text:span text:style-name="T23">cálculos</text:span><text:span text:style-name="T22"> y el resultado:</text:span></text:p>
      <table:table table:name="Tabla1" table:style-name="Tabla1">
        <table:table-column table:style-name="Tabla1.A"/>
        <text:soft-page-break/>
        <table:table-row table:style-name="Tabla1.1">
          <table:table-cell table:style-name="Tabla1.A1" office:value-type="string">
            <text:p text:style-name="P16"/>
            <text:list xml:id="list2509091786646600813" text:style-name="L5">
              <text:list-header>
                <text:p text:style-name="P29"/>
              </text:list-header>
            </text:list>
          </table:table-cell>
        </table:table-row>
      </table:table>
      <text:p text:style-name="P10"><text:span text:style-name="Source_20_Text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be1f9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374992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2</text:span><text:span text:style-name="MT2">-A</text:span><text:span text:style-name="MT3">E2</text:span><text:span text:style-name="MT1">. </text:span><text:span text:style-name="MT3">Prueba práctica. Sistemas de c</text:span><text:span text:style-name="MT1">ableado estructurado </text:span><text:span text:style-name="MT4">2/2</text:span><text:span text:style-name="MT5"><text:tab/></text:span><text:span text:style-name="MT5"><draw:frame draw:style-name="Mfr1" draw:name="gráficos1" text:anchor-type="as-char" svg:width="2.335cm" svg:height="0.818cm" draw:z-index="1"><draw:image xlink:href="Pictures/10000201000001930000008D0A797014.png" xlink:type="simple" xlink:show="embed" xlink:actuate="onLoad"/></draw:frame></text:span></text:p>
        <text:section text:style-name="MSect1" text:name="Sección1" text:protected="true">
          <text:section-source xlink:href="../../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>Programación en Lenguajes Estructurados</dc:title>
    <meta:initial-creator>Raúl Ruiz Padilla</meta:initial-creator>
    <meta:creation-date>2007-03-25T16:26:00</meta:creation-date>
    <dc:date>2015-12-02T13:24:34.618786631</dc:date>
    <meta:print-date>2007-05-15T10:21:03</meta:print-date>
    <meta:editing-cycles>44</meta:editing-cycles>
    <meta:editing-duration>PT7H42M23S</meta:editing-duration>
    <dc:creator>ivan </dc:creator>
    <meta:document-statistic meta:table-count="3" meta:image-count="1" meta:object-count="0" meta:page-count="2" meta:paragraph-count="24" meta:word-count="178" meta:character-count="1124" meta:non-whitespace-character-count="973"/>
    <meta:user-defined meta:name="Info 1"/>
    <meta:user-defined meta:name="Info 2"/>
    <meta:user-defined meta:name="Info 3"/>
    <meta:user-defined meta:name="Info 4"/>
  </office:meta>
</office:document-meta>
</file>